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Oblique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6fb544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svg:stroke-width="0.019cm" svg:stroke-color="#6fb544" draw:marker-start-width="0.316cm" draw:marker-start-center="false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svg:stroke-width="0.019cm" svg:stroke-color="#6fb544" draw:marker-start-width="0.316cm" draw:marker-start-center="false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7cm" fo:min-width="0.29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none" svg:stroke-width="0.019cm" svg:stroke-color="#6fb544" draw:marker-start-width="0.316cm" draw:marker-start-center="false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7cm" fo:min-width="0.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none" svg:stroke-width="0.019cm" svg:stroke-color="#6fb544" draw:marker-start-width="0.316cm" draw:marker-start-center="false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38cm" svg:y1="15.718cm" svg:x2="11.72cm" svg:y2="14.912cm">
            <text:p/>
          </draw:line>
          <draw:line draw:style-name="gr1" draw:text-style-name="P1" draw:layer="layout" svg:x1="10.389cm" svg:y1="14.334cm" svg:x2="11.721cm" svg:y2="14.913cm">
            <text:p/>
          </draw:line>
          <draw:line draw:style-name="gr1" draw:text-style-name="P1" draw:layer="layout" svg:x1="11.38cm" svg:y1="15.719cm" svg:x2="10.389cm" svg:y2="14.334cm">
            <text:p/>
          </draw:line>
          <draw:rect draw:style-name="gr2" draw:text-style-name="P2" draw:layer="layout" svg:width="0.181cm" svg:height="0.175cm" draw:transform="rotate (2.74836997311547) translate (11.651cm 15.073cm)">
            <text:p/>
          </draw:rect>
          <draw:frame draw:style-name="gr3" draw:text-style-name="P4" draw:layer="layout" svg:width="0.297cm" svg:height="0.477cm" svg:x="10.064cm" svg:y="14.064cm">
            <draw:text-box>
              <text:p text:style-name="P3"><text:span text:style-name="T1">N</text:span></text:p>
            </draw:text-box>
          </draw:frame>
          <draw:frame draw:style-name="gr4" draw:text-style-name="P4" draw:layer="layout" svg:width="0.32cm" svg:height="0.477cm" svg:x="11.768cm" svg:y="14.636cm">
            <draw:text-box>
              <text:p text:style-name="P3"><text:span text:style-name="T1">O</text:span></text:p>
            </draw:text-box>
          </draw:frame>
          <draw:frame draw:style-name="gr5" draw:text-style-name="P4" draw:layer="layout" svg:width="0.242cm" svg:height="0.477cm" svg:x="11.255cm" svg:y="15.733cm">
            <draw:text-box>
              <text:p text:style-name="P3"><text:span text:style-name="T1">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Oblique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2:42:21.141322615</meta:creation-date>
    <dc:date>2018-02-26T12:42:43.484217283</dc:date>
    <meta:editing-duration>PT22S</meta:editing-duration>
    <meta:editing-cycles>1</meta:editing-cycles>
    <meta:document-statistic meta:object-count="8"/>
    <meta:generator>LibreOffice/6.0.0.3$MacOSX_X86_64 LibreOffice_project/64a0f66915f38c6217de274f0aa8e15618924765</meta:generator>
  </office:meta>
</office:document-meta>
</file>